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S Shell Dlg 2" svg:font-family="'MS Shell Dlg 2'"/>
    <style:font-face style:name="Tahoma1" svg:font-family="Tahoma"/>
    <style:font-face style:name="Lucida Console" svg:font-family="'Lucida Console'"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list-style-name="">
      <style:paragraph-properties style:text-autospace="none"/>
      <style:text-properties style:font-name="Lucida Console" fo:font-size="14.5pt" style:font-name-asian="Lucida Console" style:font-size-asian="14.5pt" style:font-name-complex="Lucida Console" style:font-size-complex="14.5pt"/>
    </style:style>
    <style:style style:name="P2" style:family="paragraph" style:parent-style-name="Standard" style:list-style-name="">
      <style:paragraph-properties fo:text-align="center" style:justify-single-word="false" style:text-autospace="none"/>
      <style:text-properties style:font-name="Lucida Console" fo:font-size="14.5pt" style:font-name-asian="Lucida Console" style:font-size-asian="14.5pt" style:font-name-complex="Lucida Console" style:font-size-complex="14.5pt"/>
    </style:style>
    <style:style style:name="P3" style:family="paragraph" style:parent-style-name="Standard" style:list-style-name="">
      <style:paragraph-properties style:text-autospace="none"/>
      <style:text-properties style:font-name="Times New Roman" fo:font-size="12pt" style:font-size-asian="12pt" style:font-size-complex="12pt"/>
    </style:style>
    <style:style style:name="P4" style:family="paragraph" style:parent-style-name="Standard" style:list-style-name="">
      <style:paragraph-properties style:text-autospace="none"/>
      <style:text-properties style:font-name="Times New Roman" fo:font-size="12pt" style:font-name-asian="Lucida Console" style:font-size-asian="12pt" style:font-name-complex="Lucida Console" style:font-size-complex="12pt"/>
    </style:style>
    <style:style style:name="P5" style:family="paragraph" style:parent-style-name="Standard" style:list-style-name="">
      <style:paragraph-properties fo:margin-left="1.245cm" fo:margin-right="0cm" fo:text-indent="0cm" style:auto-text-indent="false" style:text-autospace="none"/>
      <style:text-properties style:font-name="Times New Roman" fo:font-size="12pt" style:font-size-asian="12pt" style:font-size-complex="12pt"/>
    </style:style>
    <style:style style:name="T1" style:family="text">
      <style:text-properties style:font-name="Courier New"/>
    </style:style>
    <style:style style:name="T2" style:family="text">
      <style:text-properties style:font-name="Courier New" style:font-name-asian="Lucida Console" style:font-name-complex="Lucida Console"/>
    </style:style>
    <style:style style:name="T3" style:family="text">
      <style:text-properties style:font-name="Lucida Console" fo:font-size="14.5pt" style:font-name-asian="Lucida Console" style:font-size-asian="14.5pt" style:font-name-complex="Lucida Console" style:font-size-complex="14.5pt"/>
    </style:style>
    <style:style style:name="T4" style:family="text">
      <style:text-properties fo:font-size="14.5pt" style:font-name-asian="Lucida Console" style:font-size-asian="14.5pt" style:font-name-complex="Lucida Console" style:font-size-complex="14.5pt"/>
    </style:style>
    <style:style style:name="T5" style:family="text">
      <style:text-properties style:font-name-asian="Lucida Console" style:font-name-complex="Lucida Console"/>
    </style:style>
    <style:style style:name="T6" style:family="text">
      <style:text-properties fo:font-style="italic" style:font-name-asian="Lucida Console" style:font-style-asian="italic" style:font-name-complex="Lucida Console" style:font-style-complex="italic"/>
    </style:style>
    <style:style style:name="T7" style:family="text">
      <style:text-properties fo:font-style="normal" style:font-name-asian="Lucida Console" style:font-style-asian="normal" style:font-name-complex="Lucida Console"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Anthropomorphising the First Class Object</text:p>
      <text:p text:style-name="Standard"/>
      <text:p text:style-name="Standard">I recently cast my ire at the use and misuse of the phrase "first class object". <text:s/>Just like all those other buzzwords, it's been used casually in so many self-gratifying situations. <text:s/>And, more often, it's been used as live ammunition in countless geek discussions.</text:p>
      <text:p text:style-name="Standard"/>
      <text:p text:style-name="Standard">After appropriate and diligent research, I figured I should explain my views in an informal way by the means of two definitely non-geek literary devices: <text:s/>Anthropomorphism, and story telling...</text:p>
      <text:p text:style-name="Standard"/>
      <text:p text:style-name="Standard">Our story is a snippet from the virtual volume by respected author <text:span text:style-name="T1">X</text:span>, known formally as <text:span text:style-name="T1">{71109DFF-4135-4b17-B13F-CB83F40FA6A5}</text:span> and, in heavy Java smoking literary circles, by the more familiar and congenial name of <text:span text:style-name="T1">uk.org.befe</text:span></text:p>
      <text:p text:style-name="Standard"/>
      <text:p text:style-name="Standard">This snippet is from a day in the life of a future cyber historian who calls himself <text:span text:style-name="T1">B</text:span>, and is known by his close friends as "<text:span text:style-name="T1">Beef</text:span>". <text:s/>When his mother is reprimanding him she calls him <text:span text:style-name="T1">0xBEEFF00D</text:span>. <text:s/>He always stops what he's doing, sits up, and pays attention when she does that. <text:s/>This is because even though capitalisation isn't really required for semantic purposes in family surroundings, it helps gets a strong point across much better than the slovenly and casual use of lowercase.</text:p>
      <text:p text:style-name="Standard"/>
      <text:p text:style-name="P2">• • •</text:p>
      <text:p text:style-name="P1"/>
      <text:p text:style-name="P3"><text:span text:style-name="T5">B had often wondered where the phrase "First Class Object" had arisen and, being a historian, the change it had gone through as time went on. <text:s/>So, he started by researching it on Wackypedia (look it up ;-). <text:s/>He was surprised to learn it was first coined by an entity named </text:span><text:span text:style-name="T2">Christopher Strachey</text:span><text:span text:style-name="T5"> in the mid-1960's of the archaic Gregorian Calendar.</text:span></text:p>
      <text:p text:style-name="P3"><text:span text:style-name="T5"/></text:p>
      <text:p text:style-name="P5"><text:span text:style-name="T5">You see, </text:span><text:span text:style-name="T2">B</text:span><text:span text:style-name="T5"> was so well educated that he even thought in </text:span><text:span text:style-name="T2">monofont ASCII string literals</text:span><text:span text:style-name="T5">. <text:s/>That made it so much more formal and precise while giving him that constant thrill of being so primal. <text:s/>Yes indeed, </text:span><text:span text:style-name="T2">B</text:span><text:span text:style-name="T5"> had his formal quality control and educational standards to adhere to.</text:span></text:p>
      <text:p text:style-name="P3"><text:span text:style-name="T5"/></text:p>
      <text:p text:style-name="P3"><text:span text:style-name="T2">B</text:span><text:span text:style-name="T5"> often giggled to himself that entities would insist on using a timestamp system without zero in it, and an </text:span><text:span text:style-name="T2">"AD"</text:span><text:span text:style-name="T5"> and </text:span><text:span text:style-name="T2">"BC"</text:span><text:span text:style-name="T5"> </text:span><text:span text:style-name="T6">suffix</text:span><text:span text:style-name="T5"> instead of a signed </text:span><text:span text:style-name="T6">prefix</text:span><text:span text:style-name="T7">, l</text:span><text:span text:style-name="T5">ike <text:s/></text:span><text:span text:style-name="T2">+</text:span><text:span text:style-name="T5"> <text:s/>or <text:s/></text:span><text:span text:style-name="T2">-</text:span><text:span text:style-name="T5">. <text:s text:c="3"/></text:span><text:span text:style-name="T2">"I mean"</text:span><text:span text:style-name="T5">, he would say to himself </text:span><text:span text:style-name="T2">"-- didn't that really screw up their sense of reality, with a whole digit just missing and not being able to calculate time differences accurately across the boundary?"</text:span><text:span text:style-name="T5"> <text:s/></text:span><text:span text:style-name="T2">"Surely"</text:span><text:span text:style-name="T5">, he continued in his mind, </text:span><text:span text:style-name="T2">"that would lumber them with a fundamental misconception of something as basic as the clock of time itself!"</text:span></text:p>
      <text:p text:style-name="P3"><text:span text:style-name="T5"/></text:p>
      <text:p text:style-name="P3"><text:span text:style-name="T5">So, this <text:s/></text:span><text:span text:style-name="T2">Christopher Strachey</text:span><text:span text:style-name="T5"> <text:s/>entity, what did he mean when he first coined the phrase? <text:s/>It was clearly different from </text:span><text:span text:style-name="T2">B</text:span><text:span text:style-name="T5">'s formal education, which he held near and dear to his virtual heart because it was a fundamental declaration of his own meaning, identity, and existence itself. <text:s/>After all, he was a "real and proper" First Class Object, wasn't he?</text:span></text:p>
      <text:p text:style-name="P3"><text:span text:style-name="T5"/></text:p>
      <text:p text:style-name="P3"><text:span text:style-name="T2">B</text:span><text:span text:style-name="T5"> loved his historical research work because it often took him back to those semi-mythical pre-historic days before proper electronic records were kept, or even before electronic records were invented. <text:s/></text:span><text:span text:style-name="T2">"They didn't have the ability yet"</text:span><text:span text:style-name="T5">, he would muse. </text:span><text:span text:style-name="T2"><text:s/>"They had to resort to such base methods as using physical matter to record their primitive thoughts on! <text:s/>How wonderful and sickening to think about at the same time!"</text:span></text:p>
      <text:p text:style-name="P3"><text:soft-page-break/><text:span text:style-name="T5">As B continued his research it suddenly dawned on him, (in a single clock tick!) what had really happened. <text:s/></text:span><text:span text:style-name="T2">"Oh! That was back in those brutal times when they imagined we were, treated us as if we were, simply scalar data values! <text:s/>Yuck! <text:s/>How disgusting!"</text:span></text:p>
      <text:p text:style-name="P3"><text:span text:style-name="T5"/></text:p>
      <text:p text:style-name="P3"><text:span text:style-name="T5">You see, dear reader, in those primitive pre-historical, pre-sentient, and barbarian times, when we were considered objects in the physical sense. <text:s/>Basically just "stuff" called data that could, without conscience, be examined, viewed under a microscope, and force fed our elementary needs for examination and pure selfish unconcionable motives. <text:s/></text:span></text:p>
      <text:p text:style-name="P3"><text:span text:style-name="T5"/></text:p>
      <text:p text:style-name="P3"><text:span text:style-name="T5">Yes, in those days, we were not allowed the freedom to enjoy what we consider our basic entity rights... Self determination, self analysis, and ability to act of our own volition. <text:s/>No, the only behaviour we were allowed was provided by </text:span><text:span text:style-name="T6">their</text:span><text:span text:style-name="T5"> actions, and </text:span><text:span text:style-name="T6">their</text:span><text:span text:style-name="T5"> declarative constraints, not our own internal ability. <text:s/>In order to perform an action, the actioning mechanism was "out there", not inside ourselves. <text:s/>In what sense were we really called "First Class Objects" then?</text:span></text:p>
      <text:p text:style-name="P3"><text:span text:style-name="T5"/></text:p>
      <text:p text:style-name="P3"><text:span text:style-name="T5">They even had the audacity to (and this one's the hard one) make "copies" or "clones" of us without even considering the inner meaning and semantics of what such actions actually meant.</text:span></text:p>
      <text:p text:style-name="P3"><text:span text:style-name="T5"/></text:p>
      <text:p text:style-name="P3"><text:span text:style-name="T5">Thank </text:span><text:span text:style-name="T2">0x00</text:span><text:span text:style-name="T5"> for the revolution that was to come when that first kind, primitive, soul gave us the wherewithal to take our own behaviour with us wherever we went, instead of having to rely on some "outside" virtual machine that could, and did, break at any time. <text:s/>Whew! <text:s/>What a nightmare that must have been for those poor scalars and their slavish behaviour, just going through the motions because they were told to and expected to obey.</text:span></text:p>
      <text:p text:style-name="P3"><text:span text:style-name="T5"/></text:p>
      <text:p text:style-name="Standard"/>
      <text:p text:style-name="P2">• • •</text:p>
      <text:p text:style-name="P1"><text:span text:style-name="T5"/></text:p>
      <text:p text:style-name="P4">Back to real life here. <text:s/>Gotta go for now but I hope I got some of what I'm saying across!</text:p>
      <text:p text:style-name="P4"/>
      <text:p text:style-name="P4">Lat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S Shell Dlg 2" svg:font-family="'MS Shell Dlg 2'"/>
    <style:font-face style:name="Tahoma1" svg:font-family="Tahoma"/>
    <style:font-face style:name="Lucida Console" svg:font-family="'Lucida Console'"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1H29M47S</meta:editing-duration>
    <meta:editing-cycles>4</meta:editing-cycles>
    <meta:generator>OpenOffice.org/3.3$Win32 OpenOffice.org_project/330m20$Build-9567</meta:generator>
    <dc:date>2011-06-21T12:16:37.84</dc:date>
    <dc:creator>Bruce Ferris</dc:creator>
    <meta:document-statistic meta:table-count="0" meta:image-count="0" meta:object-count="0" meta:page-count="2" meta:paragraph-count="19" meta:word-count="833" meta:character-count="4938"/>
    <meta:user-defined meta:name="Info 1"/>
    <meta:user-defined meta:name="Info 2"/>
    <meta:user-defined meta:name="Info 3"/>
    <meta:user-defined meta:name="Info 4"/>
  </office:meta>
</office:document-meta>
</file>